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ご存知">
            <text:p>ご存知</text:p>
          </table:table-cell>
          <table:table-cell office:value-type="string" office:value="ごぞんじ">
            <text:p>ごぞんじ</text:p>
          </table:table-cell>
          <table:table-cell office:value-type="string" office:value="know (honorific)">
            <text:p>know (honorific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名前をご存知ですか。">
            <text:p>彼の名前をご存知ですか。</text:p>
          </table:table-cell>
          <table:table-cell office:value-type="string" office:value="かれ の なまえ を ごぞんじ です か。">
            <text:p>かれ の なまえ を ごぞんじ です か。</text:p>
          </table:table-cell>
          <table:table-cell office:value-type="string" office:value="Do you know his name?">
            <text:p>Do you know his nam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雀">
            <text:p>雀</text:p>
          </table:table-cell>
          <table:table-cell office:value-type="string" office:value="すずめ">
            <text:p>すずめ</text:p>
          </table:table-cell>
          <table:table-cell office:value-type="string" office:value="sparrow">
            <text:p>sparr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朝は雀の声で目が覚めます。">
            <text:p>朝は雀の声で目が覚めます。</text:p>
          </table:table-cell>
          <table:table-cell office:value-type="string" office:value="あさ は すずめ の こえ で め が さめます。">
            <text:p>あさ は すずめ の こえ で め が さめます。</text:p>
          </table:table-cell>
          <table:table-cell office:value-type="string" office:value="I wake up to the sound of sparrows in the morning.">
            <text:p>I wake up to the sound of sparrows in the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適当">
            <text:p>適当</text:p>
          </table:table-cell>
          <table:table-cell office:value-type="string" office:value="てきとう">
            <text:p>てきとう</text:p>
          </table:table-cell>
          <table:table-cell office:value-type="string" office:value="proper, adequate">
            <text:p>proper, adequa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質問の適当な答えが見つかりません。">
            <text:p>その質問の適当な答えが見つかりません。</text:p>
          </table:table-cell>
          <table:table-cell office:value-type="string" office:value="その しつもん の てきとうな こたえ が みつかりません。">
            <text:p>その しつもん の てきとうな こたえ が みつかりません。</text:p>
          </table:table-cell>
          <table:table-cell office:value-type="string" office:value="I can't find a proper answer to the question.">
            <text:p>I can't find a proper answer to the ques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残り">
            <text:p>残り</text:p>
          </table:table-cell>
          <table:table-cell office:value-type="string" office:value="のこり">
            <text:p>のこり</text:p>
          </table:table-cell>
          <table:table-cell office:value-type="string" office:value="rest, leftover">
            <text:p>rest, leftov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仕事の残りは家でします。">
            <text:p>仕事の残りは家でします。</text:p>
          </table:table-cell>
          <table:table-cell office:value-type="string" office:value="しごと の のこり は いえ で します。">
            <text:p>しごと の のこり は いえ で します。</text:p>
          </table:table-cell>
          <table:table-cell office:value-type="string" office:value="I'll do the rest of the work at home.">
            <text:p>I'll do the rest of the work at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戻す">
            <text:p>戻す</text:p>
          </table:table-cell>
          <table:table-cell office:value-type="string" office:value="もどす">
            <text:p>もどす</text:p>
          </table:table-cell>
          <table:table-cell office:value-type="string" office:value="put (something) back">
            <text:p>put (something) ba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話を戻しましょう。">
            <text:p>話を戻しましょう。</text:p>
          </table:table-cell>
          <table:table-cell office:value-type="string" office:value="はなし を もどしましょう。">
            <text:p>はなし を もどしましょう。</text:p>
          </table:table-cell>
          <table:table-cell office:value-type="string" office:value="Let's get back to what we were talking about.">
            <text:p>Let's get back to what we were talking ab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体重">
            <text:p>体重</text:p>
          </table:table-cell>
          <table:table-cell office:value-type="string" office:value="たいじゅう">
            <text:p>たいじゅう</text:p>
          </table:table-cell>
          <table:table-cell office:value-type="string" office:value="body weight">
            <text:p>body we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朝体重を測っています。">
            <text:p>私は毎朝体重を測っています。</text:p>
          </table:table-cell>
          <table:table-cell office:value-type="string" office:value="わたし は まいあさ たいじゅう を はかって います。">
            <text:p>わたし は まいあさ たいじゅう を はかって います。</text:p>
          </table:table-cell>
          <table:table-cell office:value-type="string" office:value="I weigh myself every morning.">
            <text:p>I weigh myself every morning.</text:p>
          </table:table-cell>
          <table:table-cell office:value-type="string" office:value="体重がかなり減りました。">
            <text:p>体重がかなり減りました。</text:p>
          </table:table-cell>
          <table:table-cell office:value-type="string" office:value="たいじゅう が かなり へりました。">
            <text:p>たいじゅう が かなり へりました。</text:p>
          </table:table-cell>
          <table:table-cell office:value-type="string" office:value="I've lost a lot of weight.">
            <text:p>I've lost a lot of weight.</text:p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れこれ">
            <text:p>あれこれ</text:p>
          </table:table-cell>
          <table:table-cell office:value-type="string" office:value="あれこれ">
            <text:p>あれこれ</text:p>
          </table:table-cell>
          <table:table-cell office:value-type="string" office:value="this and that, one thing or another">
            <text:p>this and that, one thing or anot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服を買うのにあれこれ迷いました。">
            <text:p>服を買うのにあれこれ迷いました。</text:p>
          </table:table-cell>
          <table:table-cell office:value-type="string" office:value="ふく を かう の に あれこれ まよいました。">
            <text:p>ふく を かう の に あれこれ まよいました。</text:p>
          </table:table-cell>
          <table:table-cell office:value-type="string" office:value="I couldn't decide what clothes to buy.">
            <text:p>I couldn't decide what clothes to bu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うせ">
            <text:p>どうせ</text:p>
          </table:table-cell>
          <table:table-cell office:value-type="string" office:value="どうせ">
            <text:p>どうせ</text:p>
          </table:table-cell>
          <table:table-cell office:value-type="string" office:value="anyway">
            <text:p>anywa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どうせ間に合わないならゆっくり行こう。">
            <text:p>どうせ間に合わないならゆっくり行こう。</text:p>
          </table:table-cell>
          <table:table-cell office:value-type="string" office:value="どうせ まにあわない なら ゆっくり いこう。">
            <text:p>どうせ まにあわない なら ゆっくり いこう。</text:p>
          </table:table-cell>
          <table:table-cell office:value-type="string" office:value="Let's go slowly as we won't make it on time anyway.">
            <text:p>Let's go slowly as we won't make it on time any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湖">
            <text:p>湖</text:p>
          </table:table-cell>
          <table:table-cell office:value-type="string" office:value="みずうみ">
            <text:p>みずうみ</text:p>
          </table:table-cell>
          <table:table-cell office:value-type="string" office:value="lake">
            <text:p>lak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湖にボートが浮かんでいます。">
            <text:p>湖にボートが浮かんでいます。</text:p>
          </table:table-cell>
          <table:table-cell office:value-type="string" office:value="みずうみ に ボート が うかんで います。">
            <text:p>みずうみ に ボート が うかんで います。</text:p>
          </table:table-cell>
          <table:table-cell office:value-type="string" office:value="A boat is floating in the lake.">
            <text:p>A boat is floating in the lake.</text:p>
          </table:table-cell>
          <table:table-cell office:value-type="string" office:value="湖でスケートをした。">
            <text:p>湖でスケートをした。</text:p>
          </table:table-cell>
          <table:table-cell office:value-type="string" office:value="みずうみ で スケート を した。">
            <text:p>みずうみ で スケート を した。</text:p>
          </table:table-cell>
          <table:table-cell office:value-type="string" office:value="We went skating on the lake.">
            <text:p>We went skating on the lake.</text:p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うとう">
            <text:p>とうとう</text:p>
          </table:table-cell>
          <table:table-cell office:value-type="string" office:value="とうとう">
            <text:p>とうとう</text:p>
          </table:table-cell>
          <table:table-cell office:value-type="string" office:value="finally, in the end">
            <text:p>finally, in the en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とうとう引っ越しの日が来ました。">
            <text:p>とうとう引っ越しの日が来ました。</text:p>
          </table:table-cell>
          <table:table-cell office:value-type="string" office:value="とうとう ひっこし の ひ が きました 。">
            <text:p>とうとう ひっこし の ひ が きました 。</text:p>
          </table:table-cell>
          <table:table-cell office:value-type="string" office:value="Finally, our moving day has come.">
            <text:p>Finally, our moving day has c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負け">
            <text:p>負け</text:p>
          </table:table-cell>
          <table:table-cell office:value-type="string" office:value="まけ">
            <text:p>まけ</text:p>
          </table:table-cell>
          <table:table-cell office:value-type="string" office:value="defeat, loss">
            <text:p>defeat, lo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勝負はあなたの負けです。">
            <text:p>この勝負はあなたの負けです。</text:p>
          </table:table-cell>
          <table:table-cell office:value-type="string" office:value="この しょうぶ は あなた の まけ です。">
            <text:p>この しょうぶ は あなた の まけ です。</text:p>
          </table:table-cell>
          <table:table-cell office:value-type="string" office:value="You've lost this match.">
            <text:p>You've lost this mat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悔しい">
            <text:p>悔しい</text:p>
          </table:table-cell>
          <table:table-cell office:value-type="string" office:value="くやしい">
            <text:p>くやしい</text:p>
          </table:table-cell>
          <table:table-cell office:value-type="string" office:value="frustrating, regrettable">
            <text:p>frustrating, regrettabl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試合に負けてとても悔しい。">
            <text:p>試合に負けてとても悔しい。</text:p>
          </table:table-cell>
          <table:table-cell office:value-type="string" office:value="しあい に まけて とても くやしい 。">
            <text:p>しあい に まけて とても くやしい 。</text:p>
          </table:table-cell>
          <table:table-cell office:value-type="string" office:value="I'm so frustrated because we lost the game.">
            <text:p>I'm so frustrated because we lost the g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姉妹">
            <text:p>姉妹</text:p>
          </table:table-cell>
          <table:table-cell office:value-type="string" office:value="しまい">
            <text:p>しまい</text:p>
          </table:table-cell>
          <table:table-cell office:value-type="string" office:value="sisters">
            <text:p>siste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ちは3人姉妹です。">
            <text:p>うちは3人姉妹です。</text:p>
          </table:table-cell>
          <table:table-cell office:value-type="string" office:value="うち は 3 にん しまい です。">
            <text:p>うち は 3 にん しまい です。</text:p>
          </table:table-cell>
          <table:table-cell office:value-type="string" office:value="We are three sisters.">
            <text:p>We are three sist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助かる">
            <text:p>助かる</text:p>
          </table:table-cell>
          <table:table-cell office:value-type="string" office:value="たすかる">
            <text:p>たすかる</text:p>
          </table:table-cell>
          <table:table-cell office:value-type="string" office:value="be helped, be rescued">
            <text:p>be helped, be rescu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シートベルトをしていたので助かったんだ。">
            <text:p>彼はシートベルトをしていたので助かったんだ。</text:p>
          </table:table-cell>
          <table:table-cell office:value-type="string" office:value="かれ は シートベルト を して いた ので たすかった ん だ。">
            <text:p>かれ は シートベルト を して いた ので たすかった ん だ。</text:p>
          </table:table-cell>
          <table:table-cell office:value-type="string" office:value="He survived because he was wearing a seatbelt.">
            <text:p>He survived because he was wearing a seatbel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前">
            <text:p>手前</text:p>
          </table:table-cell>
          <table:table-cell office:value-type="string" office:value="てまえ">
            <text:p>てまえ</text:p>
          </table:table-cell>
          <table:table-cell office:value-type="string" office:value="in front">
            <text:p>in fro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駅の手前に郵便局があります。">
            <text:p>駅の手前に郵便局があります。</text:p>
          </table:table-cell>
          <table:table-cell office:value-type="string" office:value="えき の てまえ に ゆうびんきょく が あります。">
            <text:p>えき の てまえ に ゆうびんきょく が あります。</text:p>
          </table:table-cell>
          <table:table-cell office:value-type="string" office:value="There's a post office before the station.">
            <text:p>There's a post office before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さっぱり">
            <text:p>さっぱり</text:p>
          </table:table-cell>
          <table:table-cell office:value-type="string" office:value="さっぱり">
            <text:p>さっぱり</text:p>
          </table:table-cell>
          <table:table-cell office:value-type="string" office:value="completely not">
            <text:p>completely no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の言っていることがさっぱり分からないの。">
            <text:p>彼女の言っていることがさっぱり分からないの。</text:p>
          </table:table-cell>
          <table:table-cell office:value-type="string" office:value="かのじょ の いって いる こと が さっぱり わからない の。">
            <text:p>かのじょ の いって いる こと が さっぱり わからない の。</text:p>
          </table:table-cell>
          <table:table-cell office:value-type="string" office:value="I completely don't understand what she says.">
            <text:p>I completely don't understand what she s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いで">
            <text:p>ついで</text:p>
          </table:table-cell>
          <table:table-cell office:value-type="string" office:value="ついで">
            <text:p>ついで</text:p>
          </table:table-cell>
          <table:table-cell office:value-type="string" office:value="on the way, to take the opportunity">
            <text:p>on the way, to take the opportu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ついでだから彼も呼ぼうよ。">
            <text:p>ついでだから彼も呼ぼうよ。</text:p>
          </table:table-cell>
          <table:table-cell office:value-type="string" office:value="ついで だから かれ も よぼう よ。">
            <text:p>ついで だから かれ も よぼう よ。</text:p>
          </table:table-cell>
          <table:table-cell office:value-type="string" office:value="Let's use this chance to invite him too.">
            <text:p>Let's use this chance to invite him to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すっきり">
            <text:p>すっきり</text:p>
          </table:table-cell>
          <table:table-cell office:value-type="string" office:value="すっきり">
            <text:p>すっきり</text:p>
          </table:table-cell>
          <table:table-cell office:value-type="string" office:value="refreshed">
            <text:p>refresh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よく眠ったら気分がすっきりした。">
            <text:p>よく眠ったら気分がすっきりした。</text:p>
          </table:table-cell>
          <table:table-cell office:value-type="string" office:value="よく ねむったら きぶん が すっきり した。">
            <text:p>よく ねむったら きぶん が すっきり した。</text:p>
          </table:table-cell>
          <table:table-cell office:value-type="string" office:value="I felt refreshed after a good sleep.">
            <text:p>I felt refreshed after a good slee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んでもない">
            <text:p>とんでもない</text:p>
          </table:table-cell>
          <table:table-cell office:value-type="string" office:value="とんでもない">
            <text:p>とんでもない</text:p>
          </table:table-cell>
          <table:table-cell office:value-type="string" office:value="unthinkable, outrageous">
            <text:p>unthinkable, outrageous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仕事中に帰るなんてとんでもない。">
            <text:p>仕事中に帰るなんてとんでもない。</text:p>
          </table:table-cell>
          <table:table-cell office:value-type="string" office:value="しごと ちゅう に かえる なんて とんでもない。">
            <text:p>しごと ちゅう に かえる なんて とんでもない。</text:p>
          </table:table-cell>
          <table:table-cell office:value-type="string" office:value="It's unthinkable to go home in the middle of work.">
            <text:p>It's unthinkable to go home in the middle of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坂">
            <text:p>坂</text:p>
          </table:table-cell>
          <table:table-cell office:value-type="string" office:value="さか">
            <text:p>さか</text:p>
          </table:table-cell>
          <table:table-cell office:value-type="string" office:value="slope, hill">
            <text:p>slope, hi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坂を上るのはすごくきついね。">
            <text:p>この坂を上るのはすごくきついね。</text:p>
          </table:table-cell>
          <table:table-cell office:value-type="string" office:value="この さか を のぼる の は すごく きつい ね。">
            <text:p>この さか を のぼる の は すごく きつい ね。</text:p>
          </table:table-cell>
          <table:table-cell office:value-type="string" office:value="Going up this slope is very hard.">
            <text:p>Going up this slope is very h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飛び込む">
            <text:p>飛び込む</text:p>
          </table:table-cell>
          <table:table-cell office:value-type="string" office:value="とびこむ">
            <text:p>とびこむ</text:p>
          </table:table-cell>
          <table:table-cell office:value-type="string" office:value="dive into, jump into">
            <text:p>dive into, jump in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カエルが池に飛び込んだね。">
            <text:p>カエルが池に飛び込んだね。</text:p>
          </table:table-cell>
          <table:table-cell office:value-type="string" office:value="カエル が いけ に とびこんだ ね。">
            <text:p>カエル が いけ に とびこんだ ね。</text:p>
          </table:table-cell>
          <table:table-cell office:value-type="string" office:value="A frog jumped into the pond.">
            <text:p>A frog jumped into the po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メント">
            <text:p>コメント</text:p>
          </table:table-cell>
          <table:table-cell office:value-type="string" office:value="コメント">
            <text:p>コメント</text:p>
          </table:table-cell>
          <table:table-cell office:value-type="string" office:value="comment">
            <text:p>com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ユーザーからのコメントはなかった。">
            <text:p>今日はユーザーからのコメントはなかった。</text:p>
          </table:table-cell>
          <table:table-cell office:value-type="string" office:value="きょう は ユーザー から の コメント は なかった。">
            <text:p>きょう は ユーザー から の コメント は なかった。</text:p>
          </table:table-cell>
          <table:table-cell office:value-type="string" office:value="There was no comment from users today.">
            <text:p>There was no comment from user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書き直す">
            <text:p>書き直す</text:p>
          </table:table-cell>
          <table:table-cell office:value-type="string" office:value="かきなおす">
            <text:p>かきなおす</text:p>
          </table:table-cell>
          <table:table-cell office:value-type="string" office:value="rewrite">
            <text:p>rewri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書類を書き直してください。">
            <text:p>この書類を書き直してください。</text:p>
          </table:table-cell>
          <table:table-cell office:value-type="string" office:value="この しょるい を かきなおして ください。">
            <text:p>この しょるい を かきなおして ください。</text:p>
          </table:table-cell>
          <table:table-cell office:value-type="string" office:value="Please rewrite this document.">
            <text:p>Please rewrite this docu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看護婦">
            <text:p>看護婦</text:p>
          </table:table-cell>
          <table:table-cell office:value-type="string" office:value="かんごふ">
            <text:p>かんごふ</text:p>
          </table:table-cell>
          <table:table-cell office:value-type="string" office:value="female nurse">
            <text:p>female nur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母は看護婦です。">
            <text:p>母は看護婦です。</text:p>
          </table:table-cell>
          <table:table-cell office:value-type="string" office:value="はは は かんごふ です。">
            <text:p>はは は かんごふ です。</text:p>
          </table:table-cell>
          <table:table-cell office:value-type="string" office:value="My mother's a nurse.">
            <text:p>My mother's a nur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就職">
            <text:p>就職</text:p>
          </table:table-cell>
          <table:table-cell office:value-type="string" office:value="しゅうしょく">
            <text:p>しゅうしょく</text:p>
          </table:table-cell>
          <table:table-cell office:value-type="string" office:value="finding a job, getting a job">
            <text:p>finding a job, getting a job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最近、若い人たちの就職が難しくなっています。">
            <text:p>最近、若い人たちの就職が難しくなっています。</text:p>
          </table:table-cell>
          <table:table-cell office:value-type="string" office:value="さいきん、わかい ひと たち の しゅうしょく が むずかしく なって います。">
            <text:p>さいきん、わかい ひと たち の しゅうしょく が むずかしく なって います。</text:p>
          </table:table-cell>
          <table:table-cell office:value-type="string" office:value="Young people find it harder to find jobs these days.">
            <text:p>Young people find it harder to find jobs these days.</text:p>
          </table:table-cell>
          <table:table-cell office:value-type="string" office:value="彼の就職のお祝いをしよう。">
            <text:p>彼の就職のお祝いをしよう。</text:p>
          </table:table-cell>
          <table:table-cell office:value-type="string" office:value="かれ の しゅうしょく の おいわい を しよう。">
            <text:p>かれ の しゅうしょく の おいわい を しよう。</text:p>
          </table:table-cell>
          <table:table-cell office:value-type="string" office:value="Let's celebrate his new employment.">
            <text:p>Let's celebrate his new employment.</text:p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糸">
            <text:p>糸</text:p>
          </table:table-cell>
          <table:table-cell office:value-type="string" office:value="いと">
            <text:p>いと</text:p>
          </table:table-cell>
          <table:table-cell office:value-type="string" office:value="thread, yarn">
            <text:p>thread, yar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母は糸を針に通した。">
            <text:p>母は糸を針に通した。</text:p>
          </table:table-cell>
          <table:table-cell office:value-type="string" office:value="はは は いと を はり に とおした。">
            <text:p>はは は いと を はり に とおした。</text:p>
          </table:table-cell>
          <table:table-cell office:value-type="string" office:value="My mother threaded a needle.">
            <text:p>My mother threaded a need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売り場">
            <text:p>売り場</text:p>
          </table:table-cell>
          <table:table-cell office:value-type="string" office:value="うりば">
            <text:p>うりば</text:p>
          </table:table-cell>
          <table:table-cell office:value-type="string" office:value="sales floor, department">
            <text:p>sales floor, depart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くつ売り場はどこですか。">
            <text:p>くつ売り場はどこですか。</text:p>
          </table:table-cell>
          <table:table-cell office:value-type="string" office:value="くつ うりば は どこ です か。">
            <text:p>くつ うりば は どこ です か。</text:p>
          </table:table-cell>
          <table:table-cell office:value-type="string" office:value="Where is the shoe department?">
            <text:p>Where is the shoe departmen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校長">
            <text:p>校長</text:p>
          </table:table-cell>
          <table:table-cell office:value-type="string" office:value="こうちょう">
            <text:p>こうちょう</text:p>
          </table:table-cell>
          <table:table-cell office:value-type="string" office:value="principal, schoolmaster">
            <text:p>principal, schoolma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人は高校の校長だ。">
            <text:p>あの人は高校の校長だ。</text:p>
          </table:table-cell>
          <table:table-cell office:value-type="string" office:value="あの ひと は こうこう の こうちょう だ。">
            <text:p>あの ひと は こうこう の こうちょう だ。</text:p>
          </table:table-cell>
          <table:table-cell office:value-type="string" office:value="That person is a high school principal.">
            <text:p>That person is a high school princip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学">
            <text:p>見学</text:p>
          </table:table-cell>
          <table:table-cell office:value-type="string" office:value="けんがく">
            <text:p>けんがく</text:p>
          </table:table-cell>
          <table:table-cell office:value-type="string" office:value="field trip">
            <text:p>field tri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、工場の見学に行きました。">
            <text:p>今日、工場の見学に行きました。</text:p>
          </table:table-cell>
          <table:table-cell office:value-type="string" office:value="きょう、こうじょう の けんがく に いきました。">
            <text:p>きょう、こうじょう の けんがく に いきました。</text:p>
          </table:table-cell>
          <table:table-cell office:value-type="string" office:value="We went on a field trip to a factory today.">
            <text:p>We went on a field trip to a factor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進学">
            <text:p>進学</text:p>
          </table:table-cell>
          <table:table-cell office:value-type="string" office:value="しんがく">
            <text:p>しんがく</text:p>
          </table:table-cell>
          <table:table-cell office:value-type="string" office:value="advance to higher education">
            <text:p>advance to higher edu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来年、大学に進学する。">
            <text:p>彼女は来年、大学に進学する。</text:p>
          </table:table-cell>
          <table:table-cell office:value-type="string" office:value="かのじょ は らいねん、だいがく に しんがく する。">
            <text:p>かのじょ は らいねん、だいがく に しんがく する。</text:p>
          </table:table-cell>
          <table:table-cell office:value-type="string" office:value="She'll enter college next year.">
            <text:p>She'll enter college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退院">
            <text:p>退院</text:p>
          </table:table-cell>
          <table:table-cell office:value-type="string" office:value="たいいん">
            <text:p>たいいん</text:p>
          </table:table-cell>
          <table:table-cell office:value-type="string" office:value="discharge from hospital">
            <text:p>discharge from hospita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母が今日退院します。">
            <text:p>母が今日退院します。</text:p>
          </table:table-cell>
          <table:table-cell office:value-type="string" office:value="はは が きょう たいいん します。">
            <text:p>はは が きょう たいいん します。</text:p>
          </table:table-cell>
          <table:table-cell office:value-type="string" office:value="My mother is being discharged from the hospital today.">
            <text:p>My mother is being discharged from the hospital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テント">
            <text:p>テント</text:p>
          </table:table-cell>
          <table:table-cell office:value-type="string" office:value="テント">
            <text:p>テント</text:p>
          </table:table-cell>
          <table:table-cell office:value-type="string" office:value="tent">
            <text:p>t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みんなでテントを張りました。">
            <text:p>みんなでテントを張りました。</text:p>
          </table:table-cell>
          <table:table-cell office:value-type="string" office:value="みんな で テント を はりました。">
            <text:p>みんな で テント を はりました。</text:p>
          </table:table-cell>
          <table:table-cell office:value-type="string" office:value="We set up the tent together.">
            <text:p>We set up the tent toge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踊り">
            <text:p>踊り</text:p>
          </table:table-cell>
          <table:table-cell office:value-type="string" office:value="おどり">
            <text:p>おどり</text:p>
          </table:table-cell>
          <table:table-cell office:value-type="string" office:value="dance, dancing">
            <text:p>dance, danc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踊りは易しいですよ。">
            <text:p>この踊りは易しいですよ。</text:p>
          </table:table-cell>
          <table:table-cell office:value-type="string" office:value="この おどり は やさしい です よ。">
            <text:p>この おどり は やさしい です よ。</text:p>
          </table:table-cell>
          <table:table-cell office:value-type="string" office:value="This dance is easy.">
            <text:p>This dance is ea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植える">
            <text:p>植える</text:p>
          </table:table-cell>
          <table:table-cell office:value-type="string" office:value="うえる">
            <text:p>うえる</text:p>
          </table:table-cell>
          <table:table-cell office:value-type="string" office:value="plant, sow">
            <text:p>plant, sow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庭にバラを植えました。">
            <text:p>庭にバラを植えました。</text:p>
          </table:table-cell>
          <table:table-cell office:value-type="string" office:value="にわ に バラ を うえました。">
            <text:p>にわ に バラ を うえました。</text:p>
          </table:table-cell>
          <table:table-cell office:value-type="string" office:value="I planted some roses in the garden.">
            <text:p>I planted some roses in the gar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幼稚園">
            <text:p>幼稚園</text:p>
          </table:table-cell>
          <table:table-cell office:value-type="string" office:value="ようちえん">
            <text:p>ようちえん</text:p>
          </table:table-cell>
          <table:table-cell office:value-type="string" office:value="kindergarten">
            <text:p>kindergart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娘は幼稚園に通っています。">
            <text:p>娘は幼稚園に通っています。</text:p>
          </table:table-cell>
          <table:table-cell office:value-type="string" office:value="むすめ は ようちえん に かよって います。">
            <text:p>むすめ は ようちえん に かよって います。</text:p>
          </table:table-cell>
          <table:table-cell office:value-type="string" office:value="My daughter goes to kindergarten.">
            <text:p>My daughter goes to kindergart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エアメール">
            <text:p>エアメール</text:p>
          </table:table-cell>
          <table:table-cell office:value-type="string" office:value="エアメール">
            <text:p>エアメール</text:p>
          </table:table-cell>
          <table:table-cell office:value-type="string" office:value="airmail (loanword)">
            <text:p>airmail (loan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にエアメールを送りました。">
            <text:p>彼にエアメールを送りました。</text:p>
          </table:table-cell>
          <table:table-cell office:value-type="string" office:value="かれ に エアメール を おくりました。">
            <text:p>かれ に エアメール を おくりました。</text:p>
          </table:table-cell>
          <table:table-cell office:value-type="string" office:value="I sent him a letter by airmail.">
            <text:p>I sent him a letter by airm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四季">
            <text:p>四季</text:p>
          </table:table-cell>
          <table:table-cell office:value-type="string" office:value="しき">
            <text:p>しき</text:p>
          </table:table-cell>
          <table:table-cell office:value-type="string" office:value="the four seasons">
            <text:p>the four seas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には四季がある。">
            <text:p>日本には四季がある。</text:p>
          </table:table-cell>
          <table:table-cell office:value-type="string" office:value="にほん に は しき が ある。">
            <text:p>にほん に は しき が ある。</text:p>
          </table:table-cell>
          <table:table-cell office:value-type="string" office:value="We have four seasons in Japan.">
            <text:p>We have four seasons in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ナイロン">
            <text:p>ナイロン</text:p>
          </table:table-cell>
          <table:table-cell office:value-type="string" office:value="ナイロン">
            <text:p>ナイロン</text:p>
          </table:table-cell>
          <table:table-cell office:value-type="string" office:value="nylon">
            <text:p>nyl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ジャケットはナイロンでできています。">
            <text:p>このジャケットはナイロンでできています。</text:p>
          </table:table-cell>
          <table:table-cell office:value-type="string" office:value="この ジャケット は ナイロン で できて います。">
            <text:p>この ジャケット は ナイロン で できて います。</text:p>
          </table:table-cell>
          <table:table-cell office:value-type="string" office:value="This jacket is made of nylon.">
            <text:p>This jacket is made of nyl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消防車">
            <text:p>消防車</text:p>
          </table:table-cell>
          <table:table-cell office:value-type="string" office:value="しょうぼうしゃ">
            <text:p>しょうぼうしゃ</text:p>
          </table:table-cell>
          <table:table-cell office:value-type="string" office:value="fire engine">
            <text:p>fire eng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消防車が4台も来た。">
            <text:p>消防車が4台も来た。</text:p>
          </table:table-cell>
          <table:table-cell office:value-type="string" office:value="しょうぼうしゃ が 4 だい も きた。">
            <text:p>しょうぼうしゃ が 4 だい も きた。</text:p>
          </table:table-cell>
          <table:table-cell office:value-type="string" office:value="Four fire engines came.">
            <text:p>Four fire engines c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ハンドバッグ">
            <text:p>ハンドバッグ</text:p>
          </table:table-cell>
          <table:table-cell office:value-type="string" office:value="ハンドバッグ">
            <text:p>ハンドバッグ</text:p>
          </table:table-cell>
          <table:table-cell office:value-type="string" office:value="handbag">
            <text:p>handba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ハンドバッグを忘れました。">
            <text:p>ハンドバッグを忘れました。</text:p>
          </table:table-cell>
          <table:table-cell office:value-type="string" office:value="ハンドバッグ を わすれました。">
            <text:p>ハンドバッグ を わすれました。</text:p>
          </table:table-cell>
          <table:table-cell office:value-type="string" office:value="I forgot my handbag.">
            <text:p>I forgot my hand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農業">
            <text:p>農業</text:p>
          </table:table-cell>
          <table:table-cell office:value-type="string" office:value="のうぎょう">
            <text:p>のうぎょう</text:p>
          </table:table-cell>
          <table:table-cell office:value-type="string" office:value="agriculture">
            <text:p>agricul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農業を勉強しています。">
            <text:p>私は農業を勉強しています。</text:p>
          </table:table-cell>
          <table:table-cell office:value-type="string" office:value="わたし は のうぎょう を べんきょう して います。">
            <text:p>わたし は のうぎょう を べんきょう して います。</text:p>
          </table:table-cell>
          <table:table-cell office:value-type="string" office:value="I'm studying agriculture.">
            <text:p>I'm studying agricul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イロン">
            <text:p>アイロン</text:p>
          </table:table-cell>
          <table:table-cell office:value-type="string" office:value="アイロン">
            <text:p>アイロン</text:p>
          </table:table-cell>
          <table:table-cell office:value-type="string" office:value="iron (for clothes)">
            <text:p>iron (for clothe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シャツにアイロンをかけた。">
            <text:p>彼女はシャツにアイロンをかけた。</text:p>
          </table:table-cell>
          <table:table-cell office:value-type="string" office:value="かのじょ は シャツ に アイロン を かけた。">
            <text:p>かのじょ は シャツ に アイロン を かけた。</text:p>
          </table:table-cell>
          <table:table-cell office:value-type="string" office:value="She ironed the shirt.">
            <text:p>She ironed the shirt.</text:p>
          </table:table-cell>
          <table:table-cell office:value-type="string" office:value="このシャツはアイロンが必要だ。">
            <text:p>このシャツはアイロンが必要だ。</text:p>
          </table:table-cell>
          <table:table-cell office:value-type="string" office:value="この シャツ は アイロン が ひつよう だ。">
            <text:p>この シャツ は アイロン が ひつよう だ。</text:p>
          </table:table-cell>
          <table:table-cell office:value-type="string" office:value="This shirt needs ironing.">
            <text:p>This shirt needs ironing.</text:p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ラッシュアワー">
            <text:p>ラッシュアワー</text:p>
          </table:table-cell>
          <table:table-cell office:value-type="string" office:value="ラッシュアワー">
            <text:p>ラッシュアワー</text:p>
          </table:table-cell>
          <table:table-cell office:value-type="string" office:value="rush hour">
            <text:p>rush hou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ラッシュアワーの電車が嫌いです。">
            <text:p>私はラッシュアワーの電車が嫌いです。</text:p>
          </table:table-cell>
          <table:table-cell office:value-type="string" office:value="わたし は ラッシュアワー の でんしゃ が きらい です。">
            <text:p>わたし は ラッシュアワー の でんしゃ が きらい です。</text:p>
          </table:table-cell>
          <table:table-cell office:value-type="string" office:value="I hate rush hour trains.">
            <text:p>I hate rush hour tra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速達">
            <text:p>速達</text:p>
          </table:table-cell>
          <table:table-cell office:value-type="string" office:value="そくたつ">
            <text:p>そくたつ</text:p>
          </table:table-cell>
          <table:table-cell office:value-type="string" office:value="special delivery, express delivery">
            <text:p>special delivery, express delive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を速達で送りたいのですが。">
            <text:p>これを速達で送りたいのですが。</text:p>
          </table:table-cell>
          <table:table-cell office:value-type="string" office:value="これ を そくたつ で おくりたい の です が。">
            <text:p>これ を そくたつ で おくりたい の です が。</text:p>
          </table:table-cell>
          <table:table-cell office:value-type="string" office:value="I want to send this by special delivery.">
            <text:p>I want to send this by special delive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予習">
            <text:p>予習</text:p>
          </table:table-cell>
          <table:table-cell office:value-type="string" office:value="よしゅう">
            <text:p>よしゅう</text:p>
          </table:table-cell>
          <table:table-cell office:value-type="string" office:value="preparation, previewing (a lesson)">
            <text:p>preparation, previewing (a lesson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明日の予習をしましょう。">
            <text:p>明日の予習をしましょう。</text:p>
          </table:table-cell>
          <table:table-cell office:value-type="string" office:value="あした の よしゅう を しましょう。">
            <text:p>あした の よしゅう を しましょう。</text:p>
          </table:table-cell>
          <table:table-cell office:value-type="string" office:value="Let's prepare for tomorrow.">
            <text:p>Let's prepare for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書留">
            <text:p>書留</text:p>
          </table:table-cell>
          <table:table-cell office:value-type="string" office:value="かきとめ">
            <text:p>かきとめ</text:p>
          </table:table-cell>
          <table:table-cell office:value-type="string" office:value="registered mail">
            <text:p>registered mai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を書留で送りたいのですが。">
            <text:p>これを書留で送りたいのですが。</text:p>
          </table:table-cell>
          <table:table-cell office:value-type="string" office:value="これ を かきとめ で おくりたい の です が。">
            <text:p>これ を かきとめ で おくりたい の です が。</text:p>
          </table:table-cell>
          <table:table-cell office:value-type="string" office:value="I want to send this by registered mail.">
            <text:p>I want to send this by registered m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深さ">
            <text:p>深さ</text:p>
          </table:table-cell>
          <table:table-cell office:value-type="string" office:value="ふかさ">
            <text:p>ふかさ</text:p>
          </table:table-cell>
          <table:table-cell office:value-type="string" office:value="depth, profundity">
            <text:p>depth, profund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プールの深さは2メートルです。">
            <text:p>このプールの深さは2メートルです。</text:p>
          </table:table-cell>
          <table:table-cell office:value-type="string" office:value="この プール の ふかさ は 2 メートル です。">
            <text:p>この プール の ふかさ は 2 メートル です。</text:p>
          </table:table-cell>
          <table:table-cell office:value-type="string" office:value="This pool is two meters deep.">
            <text:p>This pool is two meters dee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ウィスキー">
            <text:p>ウィスキー</text:p>
          </table:table-cell>
          <table:table-cell office:value-type="string" office:value="ウィスキー">
            <text:p>ウィスキー</text:p>
          </table:table-cell>
          <table:table-cell office:value-type="string" office:value="whisk(e)y">
            <text:p>whisk(e)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ウィスキーは強いよ。">
            <text:p>このウィスキーは強いよ。</text:p>
          </table:table-cell>
          <table:table-cell office:value-type="string" office:value="この ウィスキー は つよい よ。">
            <text:p>この ウィスキー は つよい よ。</text:p>
          </table:table-cell>
          <table:table-cell office:value-type="string" office:value="This whisky is strong.">
            <text:p>This whisky is str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ャープペンシル">
            <text:p>シャープペンシル</text:p>
          </table:table-cell>
          <table:table-cell office:value-type="string" office:value="シャープペンシル">
            <text:p>シャープペンシル</text:p>
          </table:table-cell>
          <table:table-cell office:value-type="string" office:value="mechanical pencil">
            <text:p>mechanical penci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シャープペンシルがありません。">
            <text:p>私のシャープペンシルがありません。</text:p>
          </table:table-cell>
          <table:table-cell office:value-type="string" office:value="わたし の シャープペンシル が ありません。">
            <text:p>わたし の シャープペンシル が ありません。</text:p>
          </table:table-cell>
          <table:table-cell office:value-type="string" office:value="My mechanical pencil is missing.">
            <text:p>My mechanical pencil is miss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引">
            <text:p>取引</text:p>
          </table:table-cell>
          <table:table-cell office:value-type="string" office:value="とりひき">
            <text:p>とりひき</text:p>
          </table:table-cell>
          <table:table-cell office:value-type="string" office:value="transaction, deal">
            <text:p>transaction, dea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は中国の会社と取引しています。">
            <text:p>私たちは中国の会社と取引しています。</text:p>
          </table:table-cell>
          <table:table-cell office:value-type="string" office:value="わたし たち は ちゅうごく の かいしゃ と とりひき して います。">
            <text:p>わたし たち は ちゅうごく の かいしゃ と とりひき して います。</text:p>
          </table:table-cell>
          <table:table-cell office:value-type="string" office:value="We're dealing with a Chinese company.">
            <text:p>We're dealing with a Chines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設ける">
            <text:p>設ける</text:p>
          </table:table-cell>
          <table:table-cell office:value-type="string" office:value="もうける">
            <text:p>もうける</text:p>
          </table:table-cell>
          <table:table-cell office:value-type="string" office:value="set up, establish">
            <text:p>set up, establis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授業の終わりに復習の時間を設けた。">
            <text:p>授業の終わりに復習の時間を設けた。</text:p>
          </table:table-cell>
          <table:table-cell office:value-type="string" office:value="じゅぎょう の おわり に ふくしゅう の じかん を もうけた。">
            <text:p>じゅぎょう の おわり に ふくしゅう の じかん を もうけた。</text:p>
          </table:table-cell>
          <table:table-cell office:value-type="string" office:value="I set aside time for review at the end of class.">
            <text:p>I set aside time for review at the end of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定">
            <text:p>一定</text:p>
          </table:table-cell>
          <table:table-cell office:value-type="string" office:value="いってい">
            <text:p>いってい</text:p>
          </table:table-cell>
          <table:table-cell office:value-type="string" office:value="fixed, certain">
            <text:p>fixed, cert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申し込むには一定の資格が要る。">
            <text:p>申し込むには一定の資格が要る。</text:p>
          </table:table-cell>
          <table:table-cell office:value-type="string" office:value="もうしこむ に は いってい の しかく が いる。">
            <text:p>もうしこむ に は いってい の しかく が いる。</text:p>
          </table:table-cell>
          <table:table-cell office:value-type="string" office:value="You need certain qualifications to apply.">
            <text:p>You need certain qualifications to app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記者">
            <text:p>記者</text:p>
          </table:table-cell>
          <table:table-cell office:value-type="string" office:value="きしゃ">
            <text:p>きしゃ</text:p>
          </table:table-cell>
          <table:table-cell office:value-type="string" office:value="journalist, reporter">
            <text:p>journalist, repor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新聞記者です。">
            <text:p>彼は新聞記者です。</text:p>
          </table:table-cell>
          <table:table-cell office:value-type="string" office:value="かれ は しんぶん きしゃ です。">
            <text:p>かれ は しんぶん きしゃ です。</text:p>
          </table:table-cell>
          <table:table-cell office:value-type="string" office:value="He's a newspaper journalist.">
            <text:p>He's a newspaper journali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基準">
            <text:p>基準</text:p>
          </table:table-cell>
          <table:table-cell office:value-type="string" office:value="きじゅん">
            <text:p>きじゅん</text:p>
          </table:table-cell>
          <table:table-cell office:value-type="string" office:value="standard, criterion">
            <text:p>standard, criter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判断の基準が示された。">
            <text:p>判断の基準が示された。</text:p>
          </table:table-cell>
          <table:table-cell office:value-type="string" office:value="はんだん の きじゅん が しめされた。">
            <text:p>はんだん の きじゅん が しめされた。</text:p>
          </table:table-cell>
          <table:table-cell office:value-type="string" office:value="The standards of judgment have been outlined.">
            <text:p>The standards of judgment have been outlin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傾向">
            <text:p>傾向</text:p>
          </table:table-cell>
          <table:table-cell office:value-type="string" office:value="けいこう">
            <text:p>けいこう</text:p>
          </table:table-cell>
          <table:table-cell office:value-type="string" office:value="tendency, disposition">
            <text:p>tendency, dispos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の若者は難しい本を読まない傾向がある。">
            <text:p>最近の若者は難しい本を読まない傾向がある。</text:p>
          </table:table-cell>
          <table:table-cell office:value-type="string" office:value="さいきん の わかもの は むずかしい ほん を よまない けいこう が ある。">
            <text:p>さいきん の わかもの は むずかしい ほん を よまない けいこう が ある。</text:p>
          </table:table-cell>
          <table:table-cell office:value-type="string" office:value="Young people these days tend not to read difficult books.">
            <text:p>Young people these days tend not to read difficult boo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契約">
            <text:p>契約</text:p>
          </table:table-cell>
          <table:table-cell office:value-type="string" office:value="けいやく">
            <text:p>けいやく</text:p>
          </table:table-cell>
          <table:table-cell office:value-type="string" office:value="contract, agreement">
            <text:p>contract, agre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選手は新しいチームと契約した。">
            <text:p>その選手は新しいチームと契約した。</text:p>
          </table:table-cell>
          <table:table-cell office:value-type="string" office:value="その せんしゅ は あたらしい チーム と けいやく した。">
            <text:p>その せんしゅ は あたらしい チーム と けいやく した。</text:p>
          </table:table-cell>
          <table:table-cell office:value-type="string" office:value="The player signed a contract with a new team.">
            <text:p>The player signed a contract with a new t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産業">
            <text:p>産業</text:p>
          </table:table-cell>
          <table:table-cell office:value-type="string" office:value="さんぎょう">
            <text:p>さんぎょう</text:p>
          </table:table-cell>
          <table:table-cell office:value-type="string" office:value="industry">
            <text:p>indus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の自動車産業は世界的に有名だ。">
            <text:p>日本の自動車産業は世界的に有名だ。</text:p>
          </table:table-cell>
          <table:table-cell office:value-type="string" office:value="にほん の じどうしゃ さんぎょう は せかいてき に ゆうめい だ。">
            <text:p>にほん の じどうしゃ さんぎょう は せかいてき に ゆうめい だ。</text:p>
          </table:table-cell>
          <table:table-cell office:value-type="string" office:value="The Japanese auto industry is famous worldwide.">
            <text:p>The Japanese auto industry is famous worldw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事情">
            <text:p>事情</text:p>
          </table:table-cell>
          <table:table-cell office:value-type="string" office:value="じじょう">
            <text:p>じじょう</text:p>
          </table:table-cell>
          <table:table-cell office:value-type="string" office:value="circumstances, conditions">
            <text:p>circumstances, conditi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なたの事情はよく分かりました。">
            <text:p>あなたの事情はよく分かりました。</text:p>
          </table:table-cell>
          <table:table-cell office:value-type="string" office:value="あなた の じじょう は よく わかりました。">
            <text:p>あなた の じじょう は よく わかりました。</text:p>
          </table:table-cell>
          <table:table-cell office:value-type="string" office:value="I understand your situation well.">
            <text:p>I understand your situation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行">
            <text:p>実行</text:p>
          </table:table-cell>
          <table:table-cell office:value-type="string" office:value="じっこう">
            <text:p>じっこう</text:p>
          </table:table-cell>
          <table:table-cell office:value-type="string" office:value="practice, execution">
            <text:p>practice, execu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その計画を実行した。">
            <text:p>彼はその計画を実行した。</text:p>
          </table:table-cell>
          <table:table-cell office:value-type="string" office:value="かれ は その けいかく を じっこう した。">
            <text:p>かれ は その けいかく を じっこう した。</text:p>
          </table:table-cell>
          <table:table-cell office:value-type="string" office:value="He executed the plan.">
            <text:p>He executed the pl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組織">
            <text:p>組織</text:p>
          </table:table-cell>
          <table:table-cell office:value-type="string" office:value="そしき">
            <text:p>そしき</text:p>
          </table:table-cell>
          <table:table-cell office:value-type="string" office:value="organization, structure">
            <text:p>organization, struct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ある組織のリーダーだ。">
            <text:p>彼はある組織のリーダーだ。</text:p>
          </table:table-cell>
          <table:table-cell office:value-type="string" office:value="かれ は ある そしき の リーダー だ。">
            <text:p>かれ は ある そしき の リーダー だ。</text:p>
          </table:table-cell>
          <table:table-cell office:value-type="string" office:value="He's the leader of a certain organization.">
            <text:p>He's the leader of a certain organiz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逮捕">
            <text:p>逮捕</text:p>
          </table:table-cell>
          <table:table-cell office:value-type="string" office:value="たいほ">
            <text:p>たいほ</text:p>
          </table:table-cell>
          <table:table-cell office:value-type="string" office:value="arrest, capture">
            <text:p>arrest, capt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逃げていた犯人が逮捕されました。">
            <text:p>逃げていた犯人が逮捕されました。</text:p>
          </table:table-cell>
          <table:table-cell office:value-type="string" office:value="にげて いた はんにん が たいほ されました。">
            <text:p>にげて いた はんにん が たいほ されました。</text:p>
          </table:table-cell>
          <table:table-cell office:value-type="string" office:value="The runaway criminal has been arrested.">
            <text:p>The runaway criminal has been arres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程度">
            <text:p>程度</text:p>
          </table:table-cell>
          <table:table-cell office:value-type="string" office:value="ていど">
            <text:p>ていど</text:p>
          </table:table-cell>
          <table:table-cell office:value-type="string" office:value="degree, extent">
            <text:p>degree, ext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程度の怪我なら大丈夫です。">
            <text:p>この程度の怪我なら大丈夫です。</text:p>
          </table:table-cell>
          <table:table-cell office:value-type="string" office:value="この ていど の けが なら だいじょうぶ です。">
            <text:p>この ていど の けが なら だいじょうぶ です。</text:p>
          </table:table-cell>
          <table:table-cell office:value-type="string" office:value="With an injury of this degree, you're going to be fine.">
            <text:p>With an injury of this degree, you're going to be f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同様">
            <text:p>同様</text:p>
          </table:table-cell>
          <table:table-cell office:value-type="string" office:value="どうよう">
            <text:p>どうよう</text:p>
          </table:table-cell>
          <table:table-cell office:value-type="string" office:value="similar, the same as">
            <text:p>similar, the same a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私たちは彼を家族同様に思っている。">
            <text:p>私たちは彼を家族同様に思っている。</text:p>
          </table:table-cell>
          <table:table-cell office:value-type="string" office:value="わたし たち は かれ を かぞく どうよう に おもって いる。">
            <text:p>わたし たち は かれ を かぞく どうよう に おもって いる。</text:p>
          </table:table-cell>
          <table:table-cell office:value-type="string" office:value="We think of him as part of our family.">
            <text:p>We think of him as part of our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要求">
            <text:p>要求</text:p>
          </table:table-cell>
          <table:table-cell office:value-type="string" office:value="ようきゅう">
            <text:p>ようきゅう</text:p>
          </table:table-cell>
          <table:table-cell office:value-type="string" office:value="need, demand">
            <text:p>need, deman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私の要求にこたえた。">
            <text:p>彼は私の要求にこたえた。</text:p>
          </table:table-cell>
          <table:table-cell office:value-type="string" office:value="かれ は わたし の ようきゅう に こたえた。">
            <text:p>かれ は わたし の ようきゅう に こたえた。</text:p>
          </table:table-cell>
          <table:table-cell office:value-type="string" office:value="He fulfilled my needs.">
            <text:p>He fulfilled my nee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貿易">
            <text:p>貿易</text:p>
          </table:table-cell>
          <table:table-cell office:value-type="string" office:value="ぼうえき">
            <text:p>ぼうえき</text:p>
          </table:table-cell>
          <table:table-cell office:value-type="string" office:value="(export and import) trade">
            <text:p>(export and import) trad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父は貿易の仕事をしています。">
            <text:p>父は貿易の仕事をしています。</text:p>
          </table:table-cell>
          <table:table-cell office:value-type="string" office:value="ちち は ぼうえき の しごと を して います。">
            <text:p>ちち は ぼうえき の しごと を して います。</text:p>
          </table:table-cell>
          <table:table-cell office:value-type="string" office:value="My father works in the trading business.">
            <text:p>My father works in the trading busi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輸出">
            <text:p>輸出</text:p>
          </table:table-cell>
          <table:table-cell office:value-type="string" office:value="ゆしゅつ">
            <text:p>ゆしゅつ</text:p>
          </table:table-cell>
          <table:table-cell office:value-type="string" office:value="export">
            <text:p>expor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会社は車を輸出しています。">
            <text:p>彼の会社は車を輸出しています。</text:p>
          </table:table-cell>
          <table:table-cell office:value-type="string" office:value="かれ の かいしゃ は くるま を ゆしゅつ して います。">
            <text:p>かれ の かいしゃ は くるま を ゆしゅつ して います。</text:p>
          </table:table-cell>
          <table:table-cell office:value-type="string" office:value="His company exports cars.">
            <text:p>His company exports c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商業">
            <text:p>商業</text:p>
          </table:table-cell>
          <table:table-cell office:value-type="string" office:value="しょうぎょう">
            <text:p>しょうぎょう</text:p>
          </table:table-cell>
          <table:table-cell office:value-type="string" office:value="commerce, trade">
            <text:p>commerce, tra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町では商業が盛んだ。">
            <text:p>この町では商業が盛んだ。</text:p>
          </table:table-cell>
          <table:table-cell office:value-type="string" office:value="この まち で は しょうぎょう が さかん だ。">
            <text:p>この まち で は しょうぎょう が さかん だ。</text:p>
          </table:table-cell>
          <table:table-cell office:value-type="string" office:value="Commercial business is thriving in this city.">
            <text:p>Commercial business is thriving in this 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船便">
            <text:p>船便</text:p>
          </table:table-cell>
          <table:table-cell office:value-type="string" office:value="ふなびん">
            <text:p>ふなびん</text:p>
          </table:table-cell>
          <table:table-cell office:value-type="string" office:value="surface mail, shipping service">
            <text:p>surface mail, shipping serv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アメリカの友人から船便が届いた。">
            <text:p>アメリカの友人から船便が届いた。</text:p>
          </table:table-cell>
          <table:table-cell office:value-type="string" office:value="アメリカ の ゆうじん から ふなびん が とどいた。">
            <text:p>アメリカ の ゆうじん から ふなびん が とどいた。</text:p>
          </table:table-cell>
          <table:table-cell office:value-type="string" office:value="Something arrived by surface mail from my friend in America.">
            <text:p>Something arrived by surface mail from my friend in Americ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選挙">
            <text:p>選挙</text:p>
          </table:table-cell>
          <table:table-cell office:value-type="string" office:value="せんきょ">
            <text:p>せんきょ</text:p>
          </table:table-cell>
          <table:table-cell office:value-type="string" office:value="election">
            <text:p>ele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選挙に出るつもりだ。">
            <text:p>彼は選挙に出るつもりだ。</text:p>
          </table:table-cell>
          <table:table-cell office:value-type="string" office:value="かれ は せんきょ に でる つもり だ。">
            <text:p>かれ は せんきょ に でる つもり だ。</text:p>
          </table:table-cell>
          <table:table-cell office:value-type="string" office:value="He is going to run for election.">
            <text:p>He is going to run for el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住民">
            <text:p>住民</text:p>
          </table:table-cell>
          <table:table-cell office:value-type="string" office:value="じゅうみん">
            <text:p>じゅうみん</text:p>
          </table:table-cell>
          <table:table-cell office:value-type="string" office:value="resident">
            <text:p>resi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地域の住民が集まって話合いをした。">
            <text:p>地域の住民が集まって話合いをした。</text:p>
          </table:table-cell>
          <table:table-cell office:value-type="string" office:value="ちいき の じゅうみん が あつまって はなしあい を した。">
            <text:p>ちいき の じゅうみん が あつまって はなしあい を した。</text:p>
          </table:table-cell>
          <table:table-cell office:value-type="string" office:value="The local residents got together and had a talk.">
            <text:p>The local residents got together and had a talk.</text:p>
          </table:table-cell>
          <table:table-cell office:value-type="string" office:value="ダムの開発に住民は反対しています。">
            <text:p>ダムの開発に住民は反対しています。</text:p>
          </table:table-cell>
          <table:table-cell office:value-type="string" office:value="ダム の かいはつ に じゅうみん は はんたい して います。">
            <text:p>ダム の かいはつ に じゅうみん は はんたい して います。</text:p>
          </table:table-cell>
          <table:table-cell office:value-type="string" office:value="The residents are against the development of the dam.">
            <text:p>The residents are against the development of the dam.</text:p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席">
            <text:p>出席</text:p>
          </table:table-cell>
          <table:table-cell office:value-type="string" office:value="しゅっせき">
            <text:p>しゅっせき</text:p>
          </table:table-cell>
          <table:table-cell office:value-type="string" office:value="attendance, presence">
            <text:p>attendance, prese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午後は会議に出席します。">
            <text:p>午後は会議に出席します。</text:p>
          </table:table-cell>
          <table:table-cell office:value-type="string" office:value="ごご は かいぎ に しゅっせき します。">
            <text:p>ごご は かいぎ に しゅっせき します。</text:p>
          </table:table-cell>
          <table:table-cell office:value-type="string" office:value="I'll attend a meeting in the afternoon.">
            <text:p>I'll attend a meeting in the aftern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言">
            <text:p>発言</text:p>
          </table:table-cell>
          <table:table-cell office:value-type="string" office:value="はつげん">
            <text:p>はつげん</text:p>
          </table:table-cell>
          <table:table-cell office:value-type="string" office:value="utterance, remark">
            <text:p>utterance, remar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会議で全員が発言した。">
            <text:p>会議で全員が発言した。</text:p>
          </table:table-cell>
          <table:table-cell office:value-type="string" office:value="かいぎ で ぜんいん が はつげん した。">
            <text:p>かいぎ で ぜんいん が はつげん した。</text:p>
          </table:table-cell>
          <table:table-cell office:value-type="string" office:value="Everyone spoke at the meeting.">
            <text:p>Everyone spoke at the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伴う">
            <text:p>伴う</text:p>
          </table:table-cell>
          <table:table-cell office:value-type="string" office:value="ともなう">
            <text:p>ともなう</text:p>
          </table:table-cell>
          <table:table-cell office:value-type="string" office:value="accompany, entail">
            <text:p>accompany, entai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仕事は危険を伴う。">
            <text:p>その仕事は危険を伴う。</text:p>
          </table:table-cell>
          <table:table-cell office:value-type="string" office:value="その しごと は きけん を ともなう。">
            <text:p>その しごと は きけん を ともなう。</text:p>
          </table:table-cell>
          <table:table-cell office:value-type="string" office:value="The job entails danger.">
            <text:p>The job entails da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採用">
            <text:p>採用</text:p>
          </table:table-cell>
          <table:table-cell office:value-type="string" office:value="さいよう">
            <text:p>さいよう</text:p>
          </table:table-cell>
          <table:table-cell office:value-type="string" office:value="employment, adoption">
            <text:p>employment, adop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会社は女性を多く採用している。">
            <text:p>その会社は女性を多く採用している。</text:p>
          </table:table-cell>
          <table:table-cell office:value-type="string" office:value="その かいしゃ は じょせい を おおく さいよう して いる。">
            <text:p>その かいしゃ は じょせい を おおく さいよう して いる。</text:p>
          </table:table-cell>
          <table:table-cell office:value-type="string" office:value="The company employs many women.">
            <text:p>The company employs many wom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処理">
            <text:p>処理</text:p>
          </table:table-cell>
          <table:table-cell office:value-type="string" office:value="しょり">
            <text:p>しょり</text:p>
          </table:table-cell>
          <table:table-cell office:value-type="string" office:value="handling, processing">
            <text:p>handling, process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事務的な処理に1週間かかります。">
            <text:p>事務的な処理に1週間かかります。</text:p>
          </table:table-cell>
          <table:table-cell office:value-type="string" office:value="じむてきな しょり に 1 しゅうかん かかります。">
            <text:p>じむてきな しょり に 1 しゅうかん かかります。</text:p>
          </table:table-cell>
          <table:table-cell office:value-type="string" office:value="The administrative processing takes one week.">
            <text:p>The administrative processing takes one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解決">
            <text:p>解決</text:p>
          </table:table-cell>
          <table:table-cell office:value-type="string" office:value="かいけつ">
            <text:p>かいけつ</text:p>
          </table:table-cell>
          <table:table-cell office:value-type="string" office:value="solution, settlement">
            <text:p>solution, settl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トラブルがやっと解決した。">
            <text:p>トラブルがやっと解決した。</text:p>
          </table:table-cell>
          <table:table-cell office:value-type="string" office:value="トラブル が やっと かいけつ した。">
            <text:p>トラブル が やっと かいけつ した。</text:p>
          </table:table-cell>
          <table:table-cell office:value-type="string" office:value="The problem has finally been solved.">
            <text:p>The problem has finally been solv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全国">
            <text:p>全国</text:p>
          </table:table-cell>
          <table:table-cell office:value-type="string" office:value="ぜんこく">
            <text:p>ぜんこく</text:p>
          </table:table-cell>
          <table:table-cell office:value-type="string" office:value="the whole country">
            <text:p>the whole coun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次は全国のお天気です。">
            <text:p>次は全国のお天気です。</text:p>
          </table:table-cell>
          <table:table-cell office:value-type="string" office:value="つぎ は ぜんこく の おてんき です。">
            <text:p>つぎ は ぜんこく の おてんき です。</text:p>
          </table:table-cell>
          <table:table-cell office:value-type="string" office:value="And now for the nation's weather.">
            <text:p>And now for the nation's wea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業">
            <text:p>作業</text:p>
          </table:table-cell>
          <table:table-cell office:value-type="string" office:value="さぎょう">
            <text:p>さぎょう</text:p>
          </table:table-cell>
          <table:table-cell office:value-type="string" office:value="work, operation">
            <text:p>work, ope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作業するにはもっと広いスペースが必要だ。">
            <text:p>作業するにはもっと広いスペースが必要だ。</text:p>
          </table:table-cell>
          <table:table-cell office:value-type="string" office:value="さぎょう する に は もっと ひろい スペース が ひつよう だ。">
            <text:p>さぎょう する に は もっと ひろい スペース が ひつよう だ。</text:p>
          </table:table-cell>
          <table:table-cell office:value-type="string" office:value="I need a bigger space to work.">
            <text:p>I need a bigger space to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産">
            <text:p>生産</text:p>
          </table:table-cell>
          <table:table-cell office:value-type="string" office:value="せいさん">
            <text:p>せいさん</text:p>
          </table:table-cell>
          <table:table-cell office:value-type="string" office:value="production">
            <text:p>prod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ボルドーはワインの生産で有名だ。">
            <text:p>ボルドーはワインの生産で有名だ。</text:p>
          </table:table-cell>
          <table:table-cell office:value-type="string" office:value="ボルドー は ワイン の せいさん で ゆうめい だ。">
            <text:p>ボルドー は ワイン の せいさん で ゆうめい だ。</text:p>
          </table:table-cell>
          <table:table-cell office:value-type="string" office:value="Bordeaux is famous for wine production.">
            <text:p>Bordeaux is famous for wine produ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管理">
            <text:p>管理</text:p>
          </table:table-cell>
          <table:table-cell office:value-type="string" office:value="かんり">
            <text:p>かんり</text:p>
          </table:table-cell>
          <table:table-cell office:value-type="string" office:value="management, administration">
            <text:p>management, administ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が私のスケジュールを管理している。">
            <text:p>彼女が私のスケジュールを管理している。</text:p>
          </table:table-cell>
          <table:table-cell office:value-type="string" office:value="かのじょ が わたし の スケジュール を かんり して いる。">
            <text:p>かのじょ が わたし の スケジュール を かんり して いる。</text:p>
          </table:table-cell>
          <table:table-cell office:value-type="string" office:value="She manages my schedule.">
            <text:p>She manages my schedule.</text:p>
          </table:table-cell>
          <table:table-cell office:value-type="string" office:value="このセンターで工場全体を管理しています。">
            <text:p>このセンターで工場全体を管理しています。</text:p>
          </table:table-cell>
          <table:table-cell office:value-type="string" office:value="この センター で こうじょう ぜんたい を かんり して います。">
            <text:p>この センター で こうじょう ぜんたい を かんり して います。</text:p>
          </table:table-cell>
          <table:table-cell office:value-type="string" office:value="The entire factory is run from this center.">
            <text:p>The entire factory is run from this center.</text:p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増加">
            <text:p>増加</text:p>
          </table:table-cell>
          <table:table-cell office:value-type="string" office:value="ぞうか">
            <text:p>ぞうか</text:p>
          </table:table-cell>
          <table:table-cell office:value-type="string" office:value="increase, rise">
            <text:p>increase, ri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島の人口は年々増加しています。">
            <text:p>島の人口は年々増加しています。</text:p>
          </table:table-cell>
          <table:table-cell office:value-type="string" office:value="しま の じんこう は ねんねん ぞうか して います。">
            <text:p>しま の じんこう は ねんねん ぞうか して います。</text:p>
          </table:table-cell>
          <table:table-cell office:value-type="string" office:value="The population of the island is increasing every year.">
            <text:p>The population of the island is increasing every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特徴">
            <text:p>特徴</text:p>
          </table:table-cell>
          <table:table-cell office:value-type="string" office:value="とくちょう">
            <text:p>とくちょう</text:p>
          </table:table-cell>
          <table:table-cell office:value-type="string" office:value="distinctive feature, characteristic">
            <text:p>distinctive feature, characterist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曲線がこの車の特徴です。">
            <text:p>この曲線がこの車の特徴です。</text:p>
          </table:table-cell>
          <table:table-cell office:value-type="string" office:value="この きょくせん が この くるま の とくちょう です。">
            <text:p>この きょくせん が この くるま の とくちょう です。</text:p>
          </table:table-cell>
          <table:table-cell office:value-type="string" office:value="These curves are a unique feature of this car.">
            <text:p>These curves are a unique feature of this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強調">
            <text:p>強調</text:p>
          </table:table-cell>
          <table:table-cell office:value-type="string" office:value="きょうちょう">
            <text:p>きょうちょう</text:p>
          </table:table-cell>
          <table:table-cell office:value-type="string" office:value="emphasis, stress">
            <text:p>emphasis, str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良いところだけを強調した。">
            <text:p>彼は良いところだけを強調した。</text:p>
          </table:table-cell>
          <table:table-cell office:value-type="string" office:value="かれ は よい ところ だけ を きょうちょう した。">
            <text:p>かれ は よい ところ だけ を きょうちょう した。</text:p>
          </table:table-cell>
          <table:table-cell office:value-type="string" office:value="He only emphasized good points.">
            <text:p>He only emphasized good poi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制度">
            <text:p>制度</text:p>
          </table:table-cell>
          <table:table-cell office:value-type="string" office:value="せいど">
            <text:p>せいど</text:p>
          </table:table-cell>
          <table:table-cell office:value-type="string" office:value="system">
            <text:p>syste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年から新しい制度が始まります。">
            <text:p>来年から新しい制度が始まります。</text:p>
          </table:table-cell>
          <table:table-cell office:value-type="string" office:value="らいねん から あたらしい せいど が はじまります。">
            <text:p>らいねん から あたらしい せいど が はじまります。</text:p>
          </table:table-cell>
          <table:table-cell office:value-type="string" office:value="A new system will start from next year.">
            <text:p>A new system will start from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株">
            <text:p>株</text:p>
          </table:table-cell>
          <table:table-cell office:value-type="string" office:value="かぶ">
            <text:p>かぶ</text:p>
          </table:table-cell>
          <table:table-cell office:value-type="string" office:value="stock, share">
            <text:p>stock, sha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株を始めました。">
            <text:p>最近株を始めました。</text:p>
          </table:table-cell>
          <table:table-cell office:value-type="string" office:value="さいきん かぶ を はじめました。">
            <text:p>さいきん かぶ を はじめました。</text:p>
          </table:table-cell>
          <table:table-cell office:value-type="string" office:value="I recently started investing in stocks.">
            <text:p>I recently started investing in stoc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加える">
            <text:p>加える</text:p>
          </table:table-cell>
          <table:table-cell office:value-type="string" office:value="くわえる">
            <text:p>くわえる</text:p>
          </table:table-cell>
          <table:table-cell office:value-type="string" office:value="add (things of the same or different kinds)">
            <text:p>add (things of the same or different kinds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塩、コショウを加えてください。">
            <text:p>塩、コショウを加えてください。</text:p>
          </table:table-cell>
          <table:table-cell office:value-type="string" office:value="しお、コショウ を くわえて ください。">
            <text:p>しお、コショウ を くわえて ください。</text:p>
          </table:table-cell>
          <table:table-cell office:value-type="string" office:value="Please add salt and pepper.">
            <text:p>Please add salt and pep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強化">
            <text:p>強化</text:p>
          </table:table-cell>
          <table:table-cell office:value-type="string" office:value="きょうか">
            <text:p>きょうか</text:p>
          </table:table-cell>
          <table:table-cell office:value-type="string" office:value="strengthening">
            <text:p>strengthe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国は国語教育を強化しています。">
            <text:p>国は国語教育を強化しています。</text:p>
          </table:table-cell>
          <table:table-cell office:value-type="string" office:value="くに は こくご きょういく を きょうか して います。">
            <text:p>くに は こくご きょういく を きょうか して います。</text:p>
          </table:table-cell>
          <table:table-cell office:value-type="string" office:value="The government is strengthening its native language education.">
            <text:p>The government is strengthening its native language educ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設計">
            <text:p>設計</text:p>
          </table:table-cell>
          <table:table-cell office:value-type="string" office:value="せっけい">
            <text:p>せっけい</text:p>
          </table:table-cell>
          <table:table-cell office:value-type="string" office:value="design, plan">
            <text:p>design, pla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兄は船の設計をしています。">
            <text:p>兄は船の設計をしています。</text:p>
          </table:table-cell>
          <table:table-cell office:value-type="string" office:value="あに は ふね の せっけい を して います。">
            <text:p>あに は ふね の せっけい を して います。</text:p>
          </table:table-cell>
          <table:table-cell office:value-type="string" office:value="My big brother is designing a ship.">
            <text:p>My big brother is designing a 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段階">
            <text:p>段階</text:p>
          </table:table-cell>
          <table:table-cell office:value-type="string" office:value="だんかい">
            <text:p>だんかい</text:p>
          </table:table-cell>
          <table:table-cell office:value-type="string" office:value="stage, phase">
            <text:p>stage, pha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段階では、決断するのはまだ早い。">
            <text:p>この段階では、決断するのはまだ早い。</text:p>
          </table:table-cell>
          <table:table-cell office:value-type="string" office:value="この だんかい で は、けつだん する の は まだ はやい。">
            <text:p>この だんかい で は、けつだん する の は まだ はやい。</text:p>
          </table:table-cell>
          <table:table-cell office:value-type="string" office:value="At this stage, it is still early to decide.">
            <text:p>At this stage, it is still early to dec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う">
            <text:p>行う</text:p>
          </table:table-cell>
          <table:table-cell office:value-type="string" office:value="おこなう">
            <text:p>おこなう</text:p>
          </table:table-cell>
          <table:table-cell office:value-type="string" office:value="do, carry out">
            <text:p>do, carry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会社は来月、キャンペーンを行う。">
            <text:p>その会社は来月、キャンペーンを行う。</text:p>
          </table:table-cell>
          <table:table-cell office:value-type="string" office:value="その かいしゃ は らいげつ、キャンペーン を おこなう。">
            <text:p>その かいしゃ は らいげつ、キャンペーン を おこなう。</text:p>
          </table:table-cell>
          <table:table-cell office:value-type="string" office:value="The company is going to run a campaign next month.">
            <text:p>The company is going to run a campaign nex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経済">
            <text:p>経済</text:p>
          </table:table-cell>
          <table:table-cell office:value-type="string" office:value="けいざい">
            <text:p>けいざい</text:p>
          </table:table-cell>
          <table:table-cell office:value-type="string" office:value="economy, economics">
            <text:p>economy, economic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学で経済を勉強しました。">
            <text:p>大学で経済を勉強しました。</text:p>
          </table:table-cell>
          <table:table-cell office:value-type="string" office:value="だいがく で けいざい を べんきょう しました。">
            <text:p>だいがく で けいざい を べんきょう しました。</text:p>
          </table:table-cell>
          <table:table-cell office:value-type="string" office:value="I studied economics in college.">
            <text:p>I studied economics in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工場">
            <text:p>工場</text:p>
          </table:table-cell>
          <table:table-cell office:value-type="string" office:value="こうじょう">
            <text:p>こうじょう</text:p>
          </table:table-cell>
          <table:table-cell office:value-type="string" office:value="factory, plant">
            <text:p>factory, pla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食品工場で働いています。">
            <text:p>彼は食品工場で働いています。</text:p>
          </table:table-cell>
          <table:table-cell office:value-type="string" office:value="かれ は しょくひん こうじょう で はたらいて います。">
            <text:p>かれ は しょくひん こうじょう で はたらいて います。</text:p>
          </table:table-cell>
          <table:table-cell office:value-type="string" office:value="He works at a food factory.">
            <text:p>He works at a food factory.</text:p>
          </table:table-cell>
          <table:table-cell office:value-type="string" office:value="この会社の工場は海の近くにある。">
            <text:p>この会社の工場は海の近くにある。</text:p>
          </table:table-cell>
          <table:table-cell office:value-type="string" office:value="この かいしゃ の こうじょう は うみ の ちかく に ある。">
            <text:p>この かいしゃ の こうじょう は うみ の ちかく に ある。</text:p>
          </table:table-cell>
          <table:table-cell office:value-type="string" office:value="This company's factory is near the sea.">
            <text:p>This company's factory is near the sea.</text:p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技術">
            <text:p>技術</text:p>
          </table:table-cell>
          <table:table-cell office:value-type="string" office:value="ぎじゅつ">
            <text:p>ぎじゅつ</text:p>
          </table:table-cell>
          <table:table-cell office:value-type="string" office:value="skill, technology">
            <text:p>skill, technolog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非常に高い技術を持っている。">
            <text:p>彼は非常に高い技術を持っている。</text:p>
          </table:table-cell>
          <table:table-cell office:value-type="string" office:value="かれ は ひじょう に たかい ぎじゅつ を もって いる 。">
            <text:p>かれ は ひじょう に たかい ぎじゅつ を もって いる 。</text:p>
          </table:table-cell>
          <table:table-cell office:value-type="string" office:value="He has very advanced skills.">
            <text:p>He has very advanced skil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施設">
            <text:p>施設</text:p>
          </table:table-cell>
          <table:table-cell office:value-type="string" office:value="しせつ">
            <text:p>しせつ</text:p>
          </table:table-cell>
          <table:table-cell office:value-type="string" office:value="facilities, institution">
            <text:p>facilities, institu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ホテルにはレジャー施設がたくさんある。">
            <text:p>そのホテルにはレジャー施設がたくさんある。</text:p>
          </table:table-cell>
          <table:table-cell office:value-type="string" office:value="その ホテル に は レジャー しせつ が たくさん ある。">
            <text:p>その ホテル に は レジャー しせつ が たくさん ある。</text:p>
          </table:table-cell>
          <table:table-cell office:value-type="string" office:value="There are a lot of leisure facilities in the hotel.">
            <text:p>There are a lot of leisure facilities in the hot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神">
            <text:p>神</text:p>
          </table:table-cell>
          <table:table-cell office:value-type="string" office:value="かみ">
            <text:p>かみ</text:p>
          </table:table-cell>
          <table:table-cell office:value-type="string" office:value="god (plain)">
            <text:p>god (plai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神を信じている。">
            <text:p>彼は神を信じている。</text:p>
          </table:table-cell>
          <table:table-cell office:value-type="string" office:value="かれ は かみ を しんじて いる。">
            <text:p>かれ は かみ を しんじて いる。</text:p>
          </table:table-cell>
          <table:table-cell office:value-type="string" office:value="He believes in God.">
            <text:p>He believes in G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口">
            <text:p>人口</text:p>
          </table:table-cell>
          <table:table-cell office:value-type="string" office:value="じんこう">
            <text:p>じんこう</text:p>
          </table:table-cell>
          <table:table-cell office:value-type="string" office:value="population">
            <text:p>popul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国の人口はどのくらいですか。">
            <text:p>その国の人口はどのくらいですか。</text:p>
          </table:table-cell>
          <table:table-cell office:value-type="string" office:value="その くに の じんこう は どの くらい です か。">
            <text:p>その くに の じんこう は どの くらい です か。</text:p>
          </table:table-cell>
          <table:table-cell office:value-type="string" office:value="What's the population of the country?">
            <text:p>What's the population of the country?</text:p>
          </table:table-cell>
          <table:table-cell office:value-type="string" office:value="この町は人口が増えた。">
            <text:p>この町は人口が増えた。</text:p>
          </table:table-cell>
          <table:table-cell office:value-type="string" office:value="この まち は じんこう が ふえた。">
            <text:p>この まち は じんこう が ふえた。</text:p>
          </table:table-cell>
          <table:table-cell office:value-type="string" office:value="The population has increased in this town.">
            <text:p>The population has increased in this town.</text:p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党">
            <text:p>党</text:p>
          </table:table-cell>
          <table:table-cell office:value-type="string" office:value="とう">
            <text:p>とう</text:p>
          </table:table-cell>
          <table:table-cell office:value-type="string" office:value="party, faction">
            <text:p>party, fa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党の代表が質問に答えました。">
            <text:p>党の代表が質問に答えました。</text:p>
          </table:table-cell>
          <table:table-cell office:value-type="string" office:value="とう の だいひょう が しつもん に こたえました。">
            <text:p>とう の だいひょう が しつもん に こたえました。</text:p>
          </table:table-cell>
          <table:table-cell office:value-type="string" office:value="The party spokesman answered the question.">
            <text:p>The party spokesman answered the ques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輸入">
            <text:p>輸入</text:p>
          </table:table-cell>
          <table:table-cell office:value-type="string" office:value="ゆにゅう">
            <text:p>ゆにゅう</text:p>
          </table:table-cell>
          <table:table-cell office:value-type="string" office:value="import">
            <text:p>impor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れはイタリアから輸入した服です。">
            <text:p>これはイタリアから輸入した服です。</text:p>
          </table:table-cell>
          <table:table-cell office:value-type="string" office:value="これ は イタリア から ゆにゅう した ふく です 。">
            <text:p>これ は イタリア から ゆにゅう した ふく です 。</text:p>
          </table:table-cell>
          <table:table-cell office:value-type="string" office:value="These clothes are imported from Italy.">
            <text:p>These clothes are imported from Ita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煮る">
            <text:p>煮る</text:p>
          </table:table-cell>
          <table:table-cell office:value-type="string" office:value="にる">
            <text:p>にる</text:p>
          </table:table-cell>
          <table:table-cell office:value-type="string" office:value="simmer, cook">
            <text:p>simmer, coo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何から煮ようか。">
            <text:p>何から煮ようか。</text:p>
          </table:table-cell>
          <table:table-cell office:value-type="string" office:value="なに から によう か。">
            <text:p>なに から によう か。</text:p>
          </table:table-cell>
          <table:table-cell office:value-type="string" office:value="What shall I cook first?">
            <text:p>What shall I cook firs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ンサート">
            <text:p>コンサート</text:p>
          </table:table-cell>
          <table:table-cell office:value-type="string" office:value="コンサート">
            <text:p>コンサート</text:p>
          </table:table-cell>
          <table:table-cell office:value-type="string" office:value="concert">
            <text:p>conce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達とジャズのコンサートに行きました。">
            <text:p>友達とジャズのコンサートに行きました。</text:p>
          </table:table-cell>
          <table:table-cell office:value-type="string" office:value="ともだち と ジャズ の コンサート に いきました。">
            <text:p>ともだち と ジャズ の コンサート に いきました。</text:p>
          </table:table-cell>
          <table:table-cell office:value-type="string" office:value="I went to a jazz concert with my friend.">
            <text:p>I went to a jazz concert with my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ンサート">
            <text:p>コンサート</text:p>
          </table:table-cell>
          <table:table-cell office:value-type="string" office:value="コンサート">
            <text:p>コンサート</text:p>
          </table:table-cell>
          <table:table-cell office:value-type="string" office:value="concert">
            <text:p>conce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達とジャズのコンサートに行きました。">
            <text:p>友達とジャズのコンサートに行きました。</text:p>
          </table:table-cell>
          <table:table-cell office:value-type="string" office:value="ともだち と ジャズ の コンサート に いきました。">
            <text:p>ともだち と ジャズ の コンサート に いきました。</text:p>
          </table:table-cell>
          <table:table-cell office:value-type="string" office:value="I went to a jazz concert with my friend.">
            <text:p>I went to a jazz concert with my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